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measure" style:list-style-name="L1">
      <style:graphic-properties svg:stroke-color="#008000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measure" style:list-style-name="L1">
      <style:graphic-properties svg:stroke-color="#008000" draw:textarea-vertical-align="middle" draw:line-distance="3.6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7" style:family="graphic" style:parent-style-name="standard">
      <style:graphic-properties draw:stroke="dash" draw:stroke-dash="Fine_20_Dotted" draw:fill="solid" draw:fill-color="#000000" draw:textarea-vertical-align="middle"/>
    </style:style>
    <style:style style:name="gr8" style:family="graphic" style:parent-style-name="objectwithoutfill">
      <style:graphic-properties draw:stroke="dash" draw:stroke-dash="Ultrafine_20_Dashed" svg:stroke-width="0.051cm" svg:stroke-color="#ff0000" draw:marker-start-width="0.276cm" draw:marker-end-width="0.276cm" draw:fill="none" draw:fill-color="#00000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ashed" draw:fill="none" draw:fill-color="#000000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stroke="solid" draw:stroke-dash="Ultrafine_20_Dashed" svg:stroke-width="0.051cm" svg:stroke-color="#000000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Ultrafine_20_Dashed" svg:stroke-width="0.051cm" svg:stroke-color="#000000" draw:fill="solid" draw:fill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gr14" style:family="graphic" style:parent-style-name="measure" style:list-style-name="L1">
      <style:graphic-properties svg:stroke-color="#008000" draw:textarea-vertical-align="middle"/>
    </style:style>
    <style:style style:name="gr15" style:family="graphic" style:parent-style-name="measure" style:list-style-name="L1">
      <style:graphic-properties svg:stroke-color="#008000" draw:textarea-vertical-align="middle"/>
    </style:style>
    <style:style style:name="gr16" style:family="graphic" style:parent-style-name="measure" style:list-style-name="L1">
      <style:graphic-properties svg:stroke-color="#008000" draw:textarea-vertical-align="middle"/>
    </style:style>
    <style:style style:name="gr17" style:family="graphic" style:parent-style-name="measure" style:list-style-name="L1">
      <style:graphic-properties svg:stroke-color="#008000" draw:textarea-vertical-align="middle"/>
    </style:style>
    <style:style style:name="gr18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WenQuanYi Zen Hei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5" style:family="text">
      <style:text-properties fo:color="#ff0000"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3.08cm" svg:x="10.017cm" svg:y="17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397cm" draw:transform="rotate (2.44346095279206) translate (21.712cm 13.4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3.241cm" svg:height="0.254cm" svg:x="2.143cm" svg:y="3.413cm">
          <text:p/>
          <draw:enhanced-geometry svg:viewBox="0 0 21600 21600" draw:type="rectangle" draw:enhanced-path="M 0 0 L 21600 0 21600 21600 0 21600 0 0 Z N"/>
        </draw:custom-shape>
        <draw:measure draw:style-name="gr2" draw:text-style-name="P2" draw:layer="measurelines" svg:x1="3.132cm" svg:y1="19.16cm" svg:x2="3.005cm" svg:y2="3.666cm">
          <text:p text:style-name="P2"><text:span text:style-name="T1">47.5”</text:span></text:p>
        </draw:measure>
        <draw:custom-shape draw:style-name="gr3" draw:text-style-name="P1" draw:layer="layout" svg:width="0.381cm" svg:height="0.381cm" svg:x="12.811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9.79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4" draw:text-style-name="P2" xml:id="id1" draw:id="id1" draw:layer="measurelines" svg:x1="19.923cm" svg:y1="11.033cm" svg:x2="12.811cm" svg:y2="19.034cm">
          <text:p text:style-name="P2"><text:span text:style-name="T1">26.5”</text:span></text:p>
        </draw:measure>
        <draw:frame draw:style-name="gr5" draw:text-style-name="P3" draw:layer="layout" svg:width="1.383cm" svg:height="0.962cm" svg:x="3.54cm" svg:y="2.524cm">
          <draw:text-box>
            <text:p><text:span text:style-name="T1">1,4</text:span></text:p>
          </draw:text-box>
        </draw:frame>
        <draw:frame draw:style-name="gr6" draw:text-style-name="P4" xml:id="id2" draw:id="id2" draw:layer="layout" svg:width="1.383cm" svg:height="1.216cm" svg:x="22.971cm" svg:y="2.524cm">
          <draw:text-box>
            <text:p><text:span text:style-name="T2">2,3</text:span></text:p>
          </draw:text-box>
        </draw:frame>
        <draw:frame draw:style-name="gr5" draw:text-style-name="P4" draw:layer="layout" svg:width="0.853cm" svg:height="0.962cm" svg:x="12.465cm" svg:y="2.578cm">
          <draw:text-box>
            <text:p><text:span text:style-name="T2">5</text:span></text:p>
          </draw:text-box>
        </draw:frame>
        <draw:frame draw:style-name="gr5" draw:text-style-name="P4" draw:layer="layout" svg:width="1.383cm" svg:height="0.962cm" svg:x="17.869cm" svg:y="2.524cm">
          <draw:text-box>
            <text:p><text:span text:style-name="T2">7,8</text:span></text:p>
          </draw:text-box>
        </draw:frame>
        <draw:frame draw:style-name="gr5" draw:text-style-name="P4" draw:layer="layout" svg:width="1.383cm" svg:height="0.962cm" svg:x="8.112cm" svg:y="2.578cm">
          <draw:text-box>
            <text:p><text:span text:style-name="T2">6,9</text:span></text:p>
          </draw:text-box>
        </draw:frame>
        <draw:connector draw:style-name="gr7" draw:text-style-name="P1" draw:layer="layout" svg:x1="17.851cm" svg:y1="11.099cm" svg:x2="23.662cm" svg:y2="3.74cm" draw:start-shape="id1" draw:end-shape="id2" draw:end-glue-point="2" svg:d="m17851 11099v-3680h5811v-3679">
          <text:p/>
        </draw:connector>
        <draw:line draw:style-name="gr8" draw:text-style-name="P1" draw:layer="layout" svg:x1="12.938cm" svg:y1="19.161cm" svg:x2="23.479cm" svg:y2="3.794cm">
          <text:p/>
        </draw:line>
        <draw:line draw:style-name="gr8" draw:text-style-name="P1" draw:layer="layout" svg:x1="13.065cm" svg:y1="19.161cm" svg:x2="18.272cm" svg:y2="3.794cm">
          <text:p/>
        </draw:line>
        <draw:line draw:style-name="gr8" draw:text-style-name="P1" draw:layer="layout" svg:x1="12.938cm" svg:y1="19.288cm" svg:x2="12.938cm" svg:y2="3.794cm">
          <text:p/>
        </draw:line>
        <draw:line draw:style-name="gr8" draw:text-style-name="P1" draw:layer="layout" svg:x1="13.065cm" svg:y1="19.161cm" svg:x2="4.302cm" svg:y2="3.921cm">
          <text:p/>
        </draw:line>
        <draw:line draw:style-name="gr9" draw:text-style-name="P1" draw:layer="layout" svg:x1="13.065cm" svg:y1="19.161cm" svg:x2="22.717cm" svg:y2="19.161cm">
          <text:p/>
        </draw:line>
        <draw:frame draw:style-name="gr10" draw:text-style-name="P5" draw:layer="layout" svg:width="1.459cm" svg:height="0.962cm" svg:x="14.97cm" svg:y="16.875cm">
          <draw:text-box>
            <text:p><text:span text:style-name="T3">75</text:span><text:span text:style-name="T4">°</text:span></text:p>
          </draw:text-box>
        </draw:frame>
        <draw:frame draw:style-name="gr10" draw:text-style-name="P5" draw:layer="layout" svg:width="1.459cm" svg:height="0.962cm" svg:x="15.986cm" svg:y="15.859cm">
          <draw:text-box>
            <text:p><text:span text:style-name="T5">82</text:span><text:span text:style-name="T4">°</text:span></text:p>
          </draw:text-box>
        </draw:frame>
        <draw:line draw:style-name="gr11" draw:text-style-name="P1" draw:layer="layout" svg:x1="12.938cm" svg:y1="18.272cm" svg:x2="13.7cm" svg:y2="18.272cm">
          <text:p/>
        </draw:line>
        <draw:ellipse draw:style-name="gr12" draw:text-style-name="P1" draw:layer="layout" svg:width="8.128cm" svg:height="8.636cm" svg:x="9.763cm" svg:y="12.43cm" draw:kind="arc" draw:start-angle="325.63" draw:end-angle="147.58">
          <text:p/>
        </draw:ellipse>
        <draw:ellipse draw:style-name="gr12" draw:text-style-name="P1" draw:layer="layout" svg:width="5.08cm" svg:height="5.334cm" svg:x="11.541cm" svg:y="15.732cm" draw:kind="arc" draw:start-angle="342.98" draw:end-angle="85.12">
          <text:p/>
        </draw:ellipse>
        <draw:frame draw:style-name="gr10" draw:text-style-name="P5" draw:layer="layout" svg:width="2.339cm" svg:height="0.962cm" svg:x="17.383cm" svg:y="13.5cm">
          <draw:text-box>
            <text:p><text:span text:style-name="T5">106.5</text:span><text:span text:style-name="T4">°</text:span></text:p>
          </draw:text-box>
        </draw:frame>
        <draw:line draw:style-name="gr11" draw:text-style-name="P1" draw:layer="layout" svg:x1="13.7cm" svg:y1="18.145cm" svg:x2="13.7cm" svg:y2="19.161cm">
          <text:p/>
        </draw:line>
        <draw:line draw:style-name="gr8" draw:text-style-name="P1" draw:layer="layout" svg:x1="12.938cm" svg:y1="19.288cm" svg:x2="19.923cm" svg:y2="11.033cm">
          <text:p/>
        </draw:line>
        <draw:ellipse draw:style-name="gr13" draw:text-style-name="P1" draw:layer="layout" svg:width="2.159cm" svg:height="1.778cm" svg:x="12.557cm" svg:y="18.018cm" draw:kind="arc" draw:start-angle="340.8" draw:end-angle="69.42">
          <text:p/>
        </draw:ellipse>
        <draw:ellipse draw:style-name="gr13" draw:text-style-name="P1" draw:layer="layout" svg:width="3.937cm" svg:height="3.334cm" svg:x="11.922cm" svg:y="17.256cm" draw:kind="arc" draw:start-angle="354.53" draw:end-angle="80.02">
          <text:p/>
        </draw:ellipse>
        <draw:frame draw:style-name="gr10" draw:text-style-name="P5" draw:layer="layout" svg:width="1.988cm" svg:height="0.962cm" svg:x="14.125cm" svg:y="19.161cm">
          <draw:text-box>
            <text:p><text:span text:style-name="T3">72.5</text:span><text:span text:style-name="T4">°</text:span></text:p>
          </draw:text-box>
        </draw:frame>
        <draw:measure draw:style-name="gr14" draw:text-style-name="P2" draw:layer="measurelines" svg:x1="12.938cm" svg:y1="19.415cm" svg:x2="4.048cm" svg:y2="3.794cm">
          <text:p text:style-name="P2"><text:span text:style-name="T1">49”</text:span></text:p>
        </draw:measure>
        <draw:measure draw:style-name="gr15" draw:text-style-name="P2" draw:layer="measurelines" svg:x1="12.938cm" svg:y1="19.288cm" svg:x2="8.62cm" svg:y2="3.794cm">
          <text:p text:style-name="P2"><text:span text:style-name="T1">48”</text:span></text:p>
        </draw:measure>
        <draw:measure draw:style-name="gr16" draw:text-style-name="P6" draw:layer="measurelines" svg:x1="13.065cm" svg:y1="19.161cm" svg:x2="18.272cm" svg:y2="3.667cm">
          <text:p text:style-name="P6"><text:span text:style-name="T1">48.5</text:span><text:span text:style-name="T6">”</text:span></text:p>
        </draw:measure>
        <draw:measure draw:style-name="gr17" draw:text-style-name="P2" draw:layer="measurelines" svg:x1="13.065cm" svg:y1="19.161cm" svg:x2="23.225cm" svg:y2="3.667cm">
          <text:p text:style-name="P2"><text:span text:style-name="T1">50.5”</text:span></text:p>
        </draw:measure>
        <draw:frame draw:style-name="gr18" draw:text-style-name="P4" draw:layer="layout" svg:width="2.441cm" svg:height="0.962cm" svg:x="22.209cm" svg:y="10.779cm">
          <draw:text-box>
            <text:p><text:span text:style-name="T2">Kinect</text:span></text:p>
          </draw:text-box>
        </draw:frame>
        <draw:frame draw:style-name="gr18" draw:text-style-name="P4" draw:layer="layout" svg:width="2.123cm" svg:height="0.962cm" svg:x="7.005cm" svg:y="19.415cm">
          <draw:text-box>
            <text:p><text:span text:style-name="T2">Chair</text:span></text:p>
          </draw:text-box>
        </draw:frame>
        <draw:frame draw:style-name="gr18" draw:text-style-name="P4" draw:layer="layout" svg:width="4.909cm" svg:height="0.962cm" svg:x="13.236cm" svg:y="1.689cm">
          <draw:text-box>
            <text:p><text:span text:style-name="T2">Number 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7:52:57</meta:creation-date>
    <dc:date>2013-05-22T18:35:48</dc:date>
    <meta:editing-duration>PT12M26S</meta:editing-duration>
    <meta:editing-cycles>2</meta:editing-cycles>
    <meta:generator>LibreOffice/3.6$Linux_X86_64 LibreOffice_project/360m1$Build-2</meta:generator>
    <meta:document-statistic meta:object-count="36"/>
  </office:meta>
</office:document-meta>
</file>